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C0000014348E4ED662838F4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4f05"/>
    </style:style>
    <style:style style:name="P2" style:family="paragraph" style:parent-style-name="Text_20_body">
      <style:text-properties officeooo:paragraph-rsid="0007fcc6"/>
    </style:style>
    <style:style style:name="P3" style:family="paragraph" style:parent-style-name="Text_20_body">
      <style:paragraph-properties fo:text-align="center" style:justify-single-word="false"/>
      <style:text-properties fo:color="#2a6099" fo:font-size="15pt" officeooo:rsid="00097af8" officeooo:paragraph-rsid="00097af8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016in, 0.0783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UPO 6<draw:frame draw:style-name="fr1" draw:name="Imagen1" text:anchor-type="char" svg:x="-0.6764in" svg:y="0.5693in" svg:width="8.0307in" svg:height="2.0256in" draw:z-index="0"><draw:image xlink:href="Pictures/10000201000004EC0000014348E4ED662838F4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21:02:13.658157747</meta:creation-date>
    <dc:date>2021-06-17T22:28:21.785989233</dc:date>
    <meta:editing-duration>PT4M36S</meta:editing-duration>
    <meta:editing-cycles>1</meta:editing-cycles>
    <meta:document-statistic meta:table-count="0" meta:image-count="1" meta:object-count="0" meta:page-count="1" meta:paragraph-count="1" meta:word-count="2" meta:character-count="7" meta:non-whitespace-character-count="6"/>
    <meta:generator>LibreOffice/6.4.6.2$Linux_X86_64 LibreOffice_project/40$Build-2</meta:generator>
  </office:meta>
</office:document-meta>
</file>